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0pt" fo:language="de" fo:country="DE"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trag 9 Support Veoctor Machine</text:p>
      <text:p text:style-name="P1"/>
      <text:p text:style-name="P1">Verfasser: Alex Baier </text:p>
      <text:p text:style-name="P1">Reviewer: Philipp Lambracht (plambracht@uni-koblenz.de)</text:p>
      <text:p text:style-name="P1"/>
      <text:p text:style-name="P1">Bewertung: 06 Punkte (nach Reviewer Richtlinien)</text:p>
      <text:p text:style-name="P1"/>
      <text:p text:style-name="P1">Der Autor beschreibt in seinem Beitrag den grundlegenden Aufbau von Support-Vektor-Maschinen. Diese <text:s/>generieren mittels supervised learning Algorithmen Funktionen, welche dazu eingesetzt um Klassifizierungsprobleme zu lösen. Der Aufbau wird zunächst anhand eines einfachen Beispiels eingeführt und dann nach und nach mathematisch und grafisch anschaulich erläutert. Die Thematik dieses Beitrags wird gut vermittelt und dürfte für Bachelor Studiernde verständlich sein. Es gibt jedoch ein paar Verbesserungsvorschläge bzgl. Struktur und Schreibstils bzw. Rechtschreibung. Damit der Autor die entsprechenden Stellen besser findet, habe ich noch den Beitrag mit entsprechenden Anmerkungen beigefügt. </text:p>
      <text:p text:style-name="P1">Bezüglich der Struktur (lila , bzw. schwarze Anmerkungen) sollte noch ein Abstract eingefügt werden, welches kurz die Fragen klärt: Warum SVM? Wo es angewendet wird? Was das Ziel dieser Ausarbeitung ist. Abbildungen in Formeln wurden größtenteils sinnvoll im Text verwendet, abgesehen von Figure 4, welche im Text nicht erwähnt wird. Auch sollte darauf geachtet die Quellen der Abbildungen und Formeln anzugeben, insofern sie nicht selbst erstellt bzw. hergeleitet wurden.Diese Anmerkungen sind schwarz mit einem Q markiert im Beitrag zu finden. Weitere Strukturelle Anmerkungen sind im beigefügten Beitrag zu finden. </text:p>
      <text:p text:style-name="P1">Die geforderte Seitenzahl von 4 wurde leicht überschritten. Kürzungsvorschläge sind in hellblau im Beitrag zu finden. Unter Sektion VI (Application of svms in real life) könnte ggf. das Beispiel aus Referenz [1] mit „3D Object recognition“ </text:p>
      <text:p text:style-name="P1">aufgeführt werden um einen besseren Bezug zu diesem Proseminar herzustellen.</text:p>
      <text:p text:style-name="P1">Der Schreibstil war mir perönlich verständlich, jedoch könnten manche Satzkonstruktionen nicht deutsch sprechende bzw. englische Muttersprachler verwirren. Entsprechende Anmerkungen sind im Beitrag rot. Ebenfalls in rot sind Rechtschreibkorrekturen. Von mir ausgemachte Füllwörter sind durchgestrichen bzw. eingeklammert. Grün markiert sind mir aufgefallene Wiederholungen. Falls möglich sollte hier variiert werden.</text:p>
      <text:p text:style-name="P1">Alles in allem ist dieser Beitrag auf einem gutem Weg veröffentlichungswürdig zu sein, jedoch sollte nochmal auf den Schreibstil geachtet werden, falls der Beitrag auch für eine nicht deutsch sprechende Leserschaft bestimmt ist. Gegebenenfalls ist eine Veröffentlichung in deutsch zu empfehlen, wenn die stilistischen Mängel nicht beseitigt werden können. Da dieser Beitrag vermutlich der erste dieser Art ist, den der Autor verfasst hat, sind die von mir aufgefunden Mängel zu erwarten und für eine erste Version vertretba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6T16:23:21.09</meta:creation-date>
    <dc:date>2016-05-17T22:23:52.63</dc:date>
    <meta:editing-duration>PT2H2M41S</meta:editing-duration>
    <meta:editing-cycles>3</meta:editing-cycles>
    <meta:generator>OpenOffice/4.1.0$Win32 OpenOffice.org_project/410m18$Build-9764</meta:generator>
    <meta:print-date>2016-05-16T19:38:06.35</meta:print-date>
    <meta:document-statistic meta:table-count="0" meta:image-count="0" meta:object-count="0" meta:page-count="1" meta:paragraph-count="10" meta:word-count="365" meta:character-count="2730"/>
  </office:meta>
</office:document-meta>
</file>